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style="italic" fo:font-weight="bold" style:font-size-asian="24pt" style:font-style-asian="italic" style:font-weight-asian="bold" style:font-size-complex="24pt" style:font-style-complex="italic"/>
    </style:style>
    <style:style style:name="P2"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3" style:family="paragraph" style:parent-style-name="Standard">
      <style:text-properties fo:font-size="14pt" fo:font-weight="bold" style:font-size-asian="14pt" style:font-weight-asian="bold" style:font-size-complex="14pt"/>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4pt" fo:font-weight="normal" style:font-size-asian="14pt" style:font-weight-asian="normal" style:font-size-complex="14pt" style:font-weight-complex="normal"/>
    </style:style>
    <style:style style:name="P7" style:family="paragraph" style:parent-style-name="Standard">
      <style:text-properties fo:font-variant="normal" fo:text-transform="none" fo:color="#222222" style:text-line-through-style="none" style:text-line-through-type="none" style:font-name="Calibri1" fo:font-size="14pt" fo:letter-spacing="normal" fo:font-style="normal" style:text-underline-style="none" fo:font-weight="bold" style:text-blinking="false" fo:background-color="transparent" style:font-size-asian="14pt" style:font-weight-asian="bold" style:font-size-complex="14pt" style:font-weight-complex="bold"/>
    </style:style>
    <style:style style:name="P8"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style>
    <style:style style:name="P9" style:family="paragraph" style:parent-style-name="Standard" style:list-style-name="L1">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list-style-name="L1">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list-style-name="L2">
      <style:paragraph-properties fo:text-align="start"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list-style-name="L1">
      <style:paragraph-properties fo:text-align="start" style:justify-single-word="false"/>
      <style:text-properties fo:font-size="14pt" fo:font-style="normal" fo:font-weight="normal" officeooo:rsid="00279770" officeooo:paragraph-rsid="00279770" style:font-size-asian="14pt" style:font-style-asian="normal" style:font-weight-asian="normal" style:font-size-complex="14pt" style:font-style-complex="normal" style:font-weight-complex="normal"/>
    </style:style>
    <style:style style:name="P14" style:family="paragraph" style:parent-style-name="Standard">
      <style:text-properties fo:font-size="14pt" style:font-size-asian="14pt" style:font-size-complex="14pt"/>
    </style:style>
    <style:style style:name="P15" style:family="paragraph" style:parent-style-name="Standard" style:list-style-name="L3">
      <style:text-properties fo:font-size="14pt" style:font-size-asian="14pt" style:font-size-complex="14pt"/>
    </style:style>
    <style:style style:name="P16" style:family="paragraph" style:parent-style-name="Standard" style:list-style-name="L8">
      <style:text-properties fo:font-size="14pt" style:font-size-asian="14pt" style:font-size-complex="14pt"/>
    </style:style>
    <style:style style:name="P17" style:family="paragraph" style:parent-style-name="Standard" style:list-style-name="L8">
      <style:text-properties fo:font-size="14pt" officeooo:rsid="00280a9e" officeooo:paragraph-rsid="00280a9e" style:font-size-asian="14pt" style:font-size-complex="14pt"/>
    </style:style>
    <style:style style:name="P18" style:family="paragraph" style:parent-style-name="Standard">
      <style:paragraph-properties fo:text-align="start" style:justify-single-word="false"/>
      <style:text-properties fo:font-size="14pt" style:font-size-asian="14pt" style:font-size-complex="14pt"/>
    </style:style>
    <style:style style:name="P19" style:family="paragraph" style:parent-style-name="Standard" style:list-style-name="L4">
      <style:text-properties fo:font-size="14pt" fo:font-weight="normal" style:font-size-asian="14pt" style:font-weight-asian="normal" style:font-size-complex="14pt" style:font-weight-complex="normal"/>
    </style:style>
    <style:style style:name="P20" style:family="paragraph" style:parent-style-name="Standard" style:list-style-name="L5">
      <style:text-properties fo:font-size="14pt" fo:font-weight="normal" style:font-size-asian="14pt" style:font-weight-asian="normal" style:font-size-complex="14pt" style:font-weight-complex="normal"/>
    </style:style>
    <style:style style:name="P21" style:family="paragraph" style:parent-style-name="Standard" style:list-style-name="L6">
      <style:text-properties fo:font-size="14pt" fo:font-weight="normal" style:font-size-asian="14pt" style:font-weight-asian="normal" style:font-size-complex="14pt" style:font-weight-complex="normal"/>
    </style:style>
    <style:style style:name="P22" style:family="paragraph" style:parent-style-name="Standard" style:list-style-name="L7">
      <style:text-properties fo:font-size="14pt" fo:font-weight="normal" style:font-size-asian="14pt" style:font-weight-asian="normal" style:font-size-complex="14pt" style:font-weight-complex="normal"/>
    </style:style>
    <style:style style:name="P23" style:family="paragraph" style:parent-style-name="Standard">
      <style:text-properties fo:font-size="14pt" fo:font-weight="normal" officeooo:rsid="00262531" officeooo:paragraph-rsid="00262531" style:font-size-asian="14pt" style:font-weight-asian="normal" style:font-size-complex="14pt" style:font-weight-complex="normal"/>
    </style:style>
    <style:style style:name="P24" style:family="paragraph" style:parent-style-name="Standard">
      <style:text-properties fo:font-size="14pt" fo:font-weight="normal" officeooo:rsid="00266a3f" officeooo:paragraph-rsid="00266a3f" style:font-size-asian="14pt" style:font-weight-asian="normal" style:font-size-complex="14pt" style:font-weight-complex="normal"/>
    </style:style>
    <style:style style:name="P25" style:family="paragraph" style:parent-style-name="Standard">
      <style:text-properties fo:font-size="14pt" fo:font-weight="bold" style:font-size-asian="14pt" style:font-weight-asian="bold" style:font-size-complex="14pt" style:font-weight-complex="bold"/>
    </style:style>
    <style:style style:name="P26" style:family="paragraph" style:parent-style-name="Standard">
      <style:text-properties fo:font-size="14pt" fo:font-weight="bold" officeooo:rsid="0021d2a9" officeooo:paragraph-rsid="0021d2a9" style:font-size-asian="14pt" style:font-weight-asian="bold" style:font-size-complex="14pt" style:font-weight-complex="bold"/>
    </style:style>
    <style:style style:name="P27" style:family="paragraph" style:parent-style-name="Standard">
      <style:text-properties fo:font-size="14pt" fo:font-weight="bold" officeooo:rsid="00266a3f" officeooo:paragraph-rsid="00266a3f" style:font-size-asian="14pt" style:font-weight-asian="bold" style:font-size-complex="14pt" style:font-weight-complex="bold"/>
    </style:style>
    <style:style style:name="P28" style:family="paragraph" style:parent-style-name="Standard" style:list-style-name="L1">
      <style:paragraph-properties fo:text-align="start" style:justify-single-word="false"/>
      <style:text-properties fo:font-style="normal" fo:font-weight="bold" style:font-style-asian="normal" style:font-weight-asian="bold" style:font-style-complex="normal" style:font-weight-complex="bold"/>
    </style:style>
    <style:style style:name="P29" style:family="paragraph" style:parent-style-name="Standard" style:list-style-name="L8">
      <style:text-properties fo:font-variant="normal" fo:text-transform="none" fo:color="#222222" style:text-line-through-style="none" style:text-line-through-type="none" style:font-name="Calibri1" fo:font-size="14pt" fo:letter-spacing="normal" fo:font-style="normal" style:text-underline-style="none" fo:font-weight="normal" officeooo:rsid="00280a9e" officeooo:paragraph-rsid="00280a9e" style:text-blinking="false" fo:background-color="transparent" style:font-size-asian="14pt" style:font-size-complex="14pt"/>
    </style:style>
    <style:style style:name="P30" style:family="paragraph" style:parent-style-name="Standard" style:list-style-name="L9">
      <style:text-properties fo:font-variant="normal" fo:text-transform="none" fo:color="#222222" style:text-line-through-style="none" style:text-line-through-type="none" style:font-name="Calibri1" fo:font-size="14pt" fo:letter-spacing="normal" fo:font-style="normal" style:text-underline-style="none" fo:font-weight="normal" style:text-blinking="false" fo:background-color="transparent" style:font-size-asian="14pt" style:font-weight-asian="normal" style:font-size-complex="14pt" style:font-weight-complex="normal"/>
    </style:style>
    <style:style style:name="P31" style:family="paragraph" style:parent-style-name="Standard" style:list-style-name="L10">
      <style:paragraph-properties fo:text-align="start" style:justify-single-word="false"/>
      <style:text-properties fo:font-variant="normal" fo:text-transform="none" fo:color="#222222" style:text-line-through-style="none" style:text-line-through-type="none" style:font-name="Calibri1" fo:font-size="14pt" fo:letter-spacing="normal" fo:font-style="normal" style:text-underline-style="none" fo:font-weight="normal" style:text-blinking="false" fo:background-color="transparent"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fo:font-variant="normal" fo:text-transform="none" fo:color="#222222" style:text-line-through-style="none" style:text-line-through-type="none" style:font-name="Calibri1" fo:font-size="14pt" fo:letter-spacing="normal" fo:font-style="normal" style:text-underline-style="none" fo:font-weight="normal" officeooo:rsid="0029f6cb" officeooo:paragraph-rsid="0029f6cb" style:text-blinking="false" fo:background-color="transparent"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fo:font-variant="normal" fo:text-transform="none" fo:color="#222222" style:text-line-through-style="none" style:text-line-through-type="none" style:font-name="Calibri1" fo:font-size="14pt" fo:letter-spacing="normal" fo:font-style="normal" style:text-underline-style="none" fo:font-weight="bold" officeooo:rsid="0029f6cb" officeooo:paragraph-rsid="0029f6cb" style:text-blinking="false" fo:background-color="transparent"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2bcf41" style:font-weight-asian="bold" style:font-weight-complex="bold"/>
    </style:style>
    <style:style style:name="T3" style:family="text">
      <style:text-properties fo:font-size="14pt" style:font-size-asian="14pt" style:font-size-complex="14pt"/>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fo:font-weight="normal" officeooo:rsid="001c8af4" style:font-size-asian="14pt" style:font-weight-asian="normal" style:font-size-complex="14pt" style:font-weight-complex="normal"/>
    </style:style>
    <style:style style:name="T6" style:family="text">
      <style:text-properties fo:font-size="14pt" fo:font-weight="normal" officeooo:rsid="00279770" style:font-size-asian="14pt" style:font-weight-asian="normal" style:font-size-complex="14pt" style:font-weight-complex="normal"/>
    </style:style>
    <style:style style:name="T7" style:family="text">
      <style:text-properties fo:font-size="14pt" fo:font-weight="bold" style:font-size-asian="14pt" style:font-weight-asian="bold" style:font-size-complex="14pt" style:font-weight-complex="bold"/>
    </style:style>
    <style:style style:name="T8" style:family="text">
      <style:text-properties officeooo:rsid="001c8af4"/>
    </style:style>
    <style:style style:name="T9" style:family="text">
      <style:text-properties officeooo:rsid="0020745d"/>
    </style:style>
    <style:style style:name="T10" style:family="text">
      <style:text-properties officeooo:rsid="0021d2a9"/>
    </style:style>
    <style:style style:name="T11" style:family="text">
      <style:text-properties officeooo:rsid="0023a302"/>
    </style:style>
    <style:style style:name="T12" style:family="text">
      <style:text-properties officeooo:rsid="00266a3f"/>
    </style:style>
    <style:style style:name="T13" style:family="text">
      <style:text-properties officeooo:rsid="00279770"/>
    </style:style>
    <style:style style:name="T14" style:family="text">
      <style:text-properties officeooo:rsid="00280a9e"/>
    </style:style>
    <style:style style:name="T15" style:family="text">
      <style:text-properties style:font-name="Calibri"/>
    </style:style>
    <style:style style:name="T16" style:family="text">
      <style:text-properties style:font-name="Calibri" fo:font-size="12pt" style:font-size-asian="12pt"/>
    </style:style>
    <style:style style:name="T17" style:family="text">
      <style:text-properties style:font-name="Calibri" fo:font-size="12pt" officeooo:rsid="0029f6cb" style:font-size-asian="12pt"/>
    </style:style>
    <style:style style:name="T18" style:family="text">
      <style:text-properties style:font-name="Calibri" officeooo:rsid="0029f6cb"/>
    </style:style>
    <style:style style:name="T19" style:family="text">
      <style:text-properties officeooo:rsid="002bcf4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UTTO ELETTRONICA</text:p>
      <text:p text:style-name="P1">Problem Statement</text:p>
      <text:p text:style-name="P1"/>
      <text:p text:style-name="P1"/>
      <text:p text:style-name="P1"/>
      <text:list xml:id="list2801165667" text:style-name="L1">
        <text:list-item>
          <text:p text:style-name="P9">The Problem<text:tab/><text:tab/><text:tab/><text:tab/><text:tab/><text:tab/><text:tab/></text:p>
        </text:list-item>
        <text:list-item>
          <text:p text:style-name="P9">Scenari<text:tab/><text:tab/><text:tab/><text:tab/><text:tab/><text:tab/><text:tab/><text:tab/></text:p>
          <text:p text:style-name="P28"><text:span text:style-name="T4">2.1</text:span><text:span text:style-name="T3"> <text:s/></text:span><text:span text:style-name="T4">Pren</text:span><text:span text:style-name="T5">o</text:span><text:span text:style-name="T4">tazione di un prodotto </text:span><text:span text:style-name="T6">tramite barra di ricerca</text:span></text:p>
          <text:p text:style-name="P11">2.2 <text:s/><text:span text:style-name="T13">Prenotazione di un prodotto e mancato ritiro</text:span></text:p>
          <text:p text:style-name="P13">2.3 Riparazione di un prodotto con consegna</text:p>
          <text:p text:style-name="P13">2.4 Riparazione di un prodotto senza consegna</text:p>
        </text:list-item>
        <text:list-item>
          <text:p text:style-name="P9">Requisiti </text:p>
        </text:list-item>
      </text:list>
      <text:list xml:id="list2665502628" text:style-name="L2">
        <text:list-item>
          <text:list>
            <text:list-item>
              <text:p text:style-name="P12"><text:s/>Requisiti funzionali</text:p>
              <text:p text:style-name="P12">3.1.1 Requisiti funzionali utente</text:p>
              <text:p text:style-name="P12">3.1.2 Requisiti funzionali amministratore del catalogo</text:p>
              <text:p text:style-name="P12">3.1.3 Requisiti funzionali amministratore per le riparazioni</text:p>
              <text:p text:style-name="P12">3.1.4 Requisiti funzionali amministratore prodotti</text:p>
              <text:p text:style-name="P12">3.1.5 Requisiti funzionali amministratore generale</text:p>
            </text:list-item>
            <text:list-item>
              <text:p text:style-name="P12"><text:s/>Requisiti non funzionali</text:p>
            </text:list-item>
          </text:list>
        </text:list-item>
      </text:list>
      <text:p text:style-name="P2"><text:s text:c="6"/>4. <text:span text:style-name="T1">Target Environment</text:span></text:p>
      <text:p text:style-name="P2"><text:span text:style-name="T1"><text:s text:c="6"/></text:span><text:span text:style-name="T19">5. </text:span><text:span text:style-name="T2">Deliverables</text:span></text:p>
      <text:p text:style-name="P2"/>
      <text:p text:style-name="P2"/>
      <text:p text:style-name="P2"/>
      <text:p text:style-name="P2"/>
      <text:p text:style-name="P2"><text:soft-page-break/></text:p>
      <text:p text:style-name="P2"/>
      <text:p text:style-name="P2"><text:tab/></text:p>
      <text:p text:style-name="P3">1. THE PROBLEM </text:p>
      <text:p text:style-name="P5">Il sistema è stato progettato al fine di migliorare la distribuzione e la pubblicizzazione dei prodotti del negozio di elettronica. Precedentemente alla realizzazione del sistema l’approccio col cliente era esclusivamente fisico, quindi limitato e disorganizzato, con la nascita del sistema questo ambito viene migliorato. Ovviamente c’è un incremento dei guadagni e di conseguenza un’ evoluzione del negozio. Tutto ciò rende la gestione delle informazioni, come l’aggiornamento dei prodotti, l’appuntamento con il personale, più veloce e versatile. A differenza delle grandi aziende che mirano ad una clientela più ampia, una piccola realtà come “Tutto Elettronica” può offrire maggiore assistenza ai singoli clienti. </text:p>
      <text:p text:style-name="P5"/>
      <text:p text:style-name="P4">2. SCENARI</text:p>
      <text:p text:style-name="P4">2.1 <text:s/>Prenotazione di un prodotto <text:span text:style-name="T10">tramite barra di ricerca</text:span></text:p>
      <text:p text:style-name="P5">Jacopo, un utente registrato, vuole prenotare un prodotto presente nel sistema. Per la scelta dei prodotti Jacopo, <text:span text:style-name="T10">tramite una barra di ricerca, inserisce la tipologia di prodotto che intende cercare. <text:s/>Una volta premuto il tasto cerca, Jacopo visualizzerà una lista di prodotti corrispondenti al parametro inserito. Per ogni prodotto viene visualizzato, in una tabella: la foto, il nome, la tipologia, la marca, il prezzo, la quantità e un pulsante che permette di aggiungere il prodotto al carrello. Jacopo scelto il prodotto, seleziona la quantità desiderata tramite un menù a tendina e aggiunge il prodotto al carrello tramite il pulsante. Una volta aggiunto il prodotto al carrello, Jacopo viene reindirizzato alla pagina “carrello”, dove viene visualizzata una lista contente tutti i prodotti aggiunti, con le relative caratteristiche: foto, nome, tipologia, marca, prezzo, quantità scelta e un pulsante che permette di rimuovere il prodotto dal carrello. In fondo alla pagina è presente la somma di denaro totale che Jacopo dovrà pagare e un pulsante per effettuare la prenotazione effettiva dei prodotti presenti nel carrello.</text:span> <text:span text:style-name="T11">E</text:span>ffettuata la prenotazione di uno o più prodotti la quantità sul sito verrà aggiornata. Jacopo una volta prenotati i prodotti ha 3 giorni per effettuare il ritiro in negozio. In questo periodo Jacopo <text:span text:style-name="T11">si reca</text:span> al negozio dove effettuando il pagamento ritirerà la merce prenotata, dopo aver fatto questa operazione anche la quantità effettiva presente in magazzino verrà aggiornata.</text:p>
      <text:p text:style-name="P26"/>
      <text:p text:style-name="P26"><text:soft-page-break/></text:p>
      <text:p text:style-name="P26"/>
      <text:p text:style-name="P26"/>
      <text:p text:style-name="P26">2.3 Prenotazione di un prodotto e mancato ritiro</text:p>
      <text:p text:style-name="P23">Giacomo, un utente registrato, vuole prenotare un prodotto presente nel sistema. Per la scelta dei prodotti Giacomo, <text:span text:style-name="T10">tramite una barra di ricerca, inserisce la tipologia di prodotto che intende cercare. <text:s/>Una volta premuto il tasto cerca, Jacopo visualizzerà una lista di prodotti corrispondenti al parametro inserito. Per ogni prodotto viene visualizzato, in una tabella: la foto, il nome, la tipologia, la marca, il prezzo, la quantità e un pulsante che permette di aggiungere il prodotto al carrello. Jacopo scelto il prodotto, seleziona la quantità desiderata tramite un menù a tendina e aggiunge il prodotto al carrello tramite il pulsante. Una volta aggiunto il prodotto al carrello, Jacopo viene reindirizzato alla pagina “carrello”, dove viene visualizzata una lista contente tutti i prodotti aggiunti, con le relative caratteristiche: foto, nome, tipologia, marca, prezzo, quantità scelta e un pulsante che permette di rimuovere il prodotto dal carrello. In fondo alla pagina è presente la somma di denaro totale che Jacopo dovrà pagare e un pulsante per effettuare la prenotazione effettiva dei prodotti presenti nel carrello.</text:span> <text:span text:style-name="T11">E</text:span>ffettuata la prenotazione di uno o più prodotti la quantità sul sito verrà aggiornata. Giacomo una volta prenotati i prodotti ha 3 giorni per effettuare il ritiro in negozio. In questo periodo Giacomo non si presenta in negozio per effettuare il ritiro e la prenotazione viene annullata, di conseguenza la quantità effettiva in negozio rimane invariata e si procede al ri-aggiornamento della quantità specificata sul sito. Giacomo effettua tre prenotazioni, in nessuna di queste si presenta al negozio per ritirare i prodotti. A questo punto l’amministratore generale rimuove l’account di Giacomo.</text:p>
      <text:p text:style-name="P4"/>
      <text:p text:style-name="P4">2.<text:span text:style-name="T10">3</text:span> Riparazione di un prodotto <text:span text:style-name="T12">con consegna</text:span></text:p>
      <text:p text:style-name="P5">Gaetano vuole commissionare una riparazione al negozio. Entrando nel sito Gaetano visualizza un elenco di date disponibili, che sono state precedentemente aggiunte dall'amministratore per le riparazioni, per parlare con un responsabile. Una volta scelta la data, Gaetano inserisce la marca, la tipologia, la dimensione e una breve descrizione del problema. Prenotato l'appuntamento <text:span text:style-name="T12">si presenta</text:span> fisicamente in negozio, dove <text:span text:style-name="T12">discute</text:span> dettagliatamente con il responsabile e consegna il prodotto da riparare. <text:span text:style-name="T12">Una volta consegnato il prodotto</text:span> Gaetano controlla nella sua area personale, sul sito, i progressi sullo stato della riparazione, che vengono aggiornati dall'amministratore che si occupa delle riparazioni. Una volta che il prodotto è stato <text:soft-page-break/>riparato, <text:span text:style-name="T12">Gaetano si reca</text:span> in negozio per il ritiro. <text:span text:style-name="T8">Ritirato il prodotto, nell’area personale, Gaetano visualizzerà come stato del prodotto “ritirato”.</text:span></text:p>
      <text:p text:style-name="P5"/>
      <text:p text:style-name="P27">2.4 Riparazione di un prodotto senza consegna</text:p>
      <text:p text:style-name="P24">Pasquale vuole commissionare una riparazione al negozio. Entrando nel sito Pasquale visualizza un elenco di date disponibili, che sono state precedentemente aggiunte dall'amministratore per le riparazioni, per parlare con un responsabile. Una volta scelta la data, Pasquale inserisce la marca, la tipologia, la dimensione e una breve descrizione del problema. Prenotato l'appuntamento si presenta fisicamente in negozio, dove discute dettagliatamente con il responsabile e consegna il prodotto da riparare. <text:s/>Pasquale non consegna il prodotto al negozio, a questo punto la prenotazione viene annullata e vengono eliminati tutti i dati inseriti in fase di prenotazione.</text:p>
      <text:p text:style-name="P24"/>
      <text:p text:style-name="Standard"><text:span text:style-name="T7">3.1 REQUISITI FUNZIONALI</text:span><text:span text:style-name="T3">:</text:span></text:p>
      <text:p text:style-name="P4">3.1.1 REQUISITI FUNZIONALI UTENTE:</text:p>
      <text:list xml:id="list1960159357" text:style-name="L3">
        <text:list-item>
          <text:p text:style-name="P15">deve potersi registrare</text:p>
        </text:list-item>
        <text:list-item>
          <text:p text:style-name="P15">deve poter accedere alla sua area personale</text:p>
        </text:list-item>
        <text:list-item>
          <text:p text:style-name="P15">deve poter modificare le proprie informazioni personali</text:p>
        </text:list-item>
        <text:list-item>
          <text:p text:style-name="P15">deve poter visualizzare il catalogo</text:p>
        </text:list-item>
        <text:list-item>
          <text:p text:style-name="P15">deve poter aggiungere prodotti al carrello</text:p>
        </text:list-item>
        <text:list-item>
          <text:p text:style-name="P15">deve poter prenotare e/o eliminare i prodotti presenti nel carrello</text:p>
        </text:list-item>
        <text:list-item>
          <text:p text:style-name="P15">deve poter prenotare un appuntamento per una riparazione</text:p>
        </text:list-item>
        <text:list-item>
          <text:p text:style-name="P15">deve poter visualizzare lo stato della riparazione</text:p>
        </text:list-item>
      </text:list>
      <text:p text:style-name="P4">3.1.2 REQUISITI FUNZIONALI AMMINISTRATORE DEL CATALOGO:</text:p>
      <text:list xml:id="list3743358354" text:style-name="L4">
        <text:list-item>
          <text:p text:style-name="P19">deve poter aggiungere un prodotto al catalogo</text:p>
        </text:list-item>
        <text:list-item>
          <text:p text:style-name="P19">deve poter rimuovere un prodotto dal catalogo</text:p>
        </text:list-item>
      </text:list>
      <text:p text:style-name="P4"/>
      <text:p text:style-name="P4"/>
      <text:p text:style-name="P4">3.1.3 REQUISITI FUNZIONALI AMMINISTRATORE PER LE RIPARAZIONI:</text:p>
      <text:list xml:id="list757303818" text:style-name="L5">
        <text:list-item>
          <text:p text:style-name="P20"><text:soft-page-break/>deve poter comunicare date in cui è disponibile per l'incontro</text:p>
        </text:list-item>
        <text:list-item>
          <text:p text:style-name="P20">deve poter aggiornare lo stato delle riparazioni</text:p>
        </text:list-item>
      </text:list>
      <text:p text:style-name="P4">3.1.4 REQUISITI FUNZIONALI AMMINISTRATORE PRODOTTI:</text:p>
      <text:list xml:id="list3439514542" text:style-name="L6">
        <text:list-item>
          <text:p text:style-name="P21">deve poter modificare le caratteristiche dei prodotti </text:p>
        </text:list-item>
        <text:list-item>
          <text:p text:style-name="P21">deve poter aggiungere prodotti in promozione</text:p>
        </text:list-item>
      </text:list>
      <text:p text:style-name="P4">3.1.5 REQUISITI FUNZIONALI AMMINISTRATORE GENERALE:</text:p>
      <text:list xml:id="list3792940900" text:style-name="L7">
        <text:list-item>
          <text:p text:style-name="P22">deve poter effettuare le operazioni degli altri amministratori</text:p>
        </text:list-item>
        <text:list-item>
          <text:p text:style-name="P22">deve poter visualizzare i dati degli utenti del sito</text:p>
        </text:list-item>
        <text:list-item>
          <text:p text:style-name="P22">deve poter modificare il ruolo delle altre entità del sito</text:p>
        </text:list-item>
      </text:list>
      <text:p text:style-name="P6"/>
      <text:p text:style-name="P4">3.2 REQUISITI NON FUNZIONALI</text:p>
      <text:p text:style-name="P4"><text:tab/></text:p>
      <text:list xml:id="list1064084614" text:style-name="L8">
        <text:list-item>
          <text:p text:style-name="P16">Il sistema deve fornire un'interfaccia grafica che fornisce un accesso semplificato alle funzioni offerte <text:span text:style-name="T14">(Usabilità)</text:span></text:p>
        </text:list-item>
        <text:list-item>
          <text:p text:style-name="P16">Il sistema deve permettere l'accesso simultaneo da parte di più utenti<text:span text:style-name="T14">(performance)</text:span></text:p>
        </text:list-item>
        <text:list-item>
          <text:p text:style-name="P17">La manutenzione del sistema deve essere affidata all’amministratore generale(supportability)</text:p>
        </text:list-item>
        <text:list-item>
          <text:p text:style-name="P29">Per la sicurezza delle password del sistema deve essere usata una codifica/decodifica Base64 (affidabilità)</text:p>
        </text:list-item>
      </text:list>
      <text:list xml:id="list39370181" text:style-name="L9">
        <text:list-item>
          <text:p text:style-name="P30">Il linguaggio di programmazione deve essere Java <text:span text:style-name="T14">(implementazione)</text:span></text:p>
        </text:list-item>
        <text:list-item>
          <text:p text:style-name="P30">Il linguaggio di markup deve essere HTML5 <text:span text:style-name="T14">(implementazione)</text:span></text:p>
        </text:list-item>
        <text:list-item>
          <text:p text:style-name="P30">Il DBMS deve essere MySQL<text:span text:style-name="T14">(implementazione)</text:span></text:p>
          <text:p text:style-name="P30"/>
        </text:list-item>
      </text:list>
      <text:p text:style-name="P7">4. TARGET ENVIRONMENT</text:p>
      <text:list xml:id="list1642085357" text:style-name="L10">
        <text:list-item>
          <text:p text:style-name="P31">Gli utenti devono utilizzare il sito tramite un browser che supporta Javascript e Jquery </text:p>
        </text:list-item>
        <text:list-item>
          <text:p text:style-name="P31">Il sito deve essere visualizzabile sui browser principali(Chrome, Firefox, Edge e Safari<text:span text:style-name="T9">).</text:span></text:p>
        </text:list-item>
      </text:list>
      <text:p text:style-name="P33"><text:soft-page-break/>5. DELIVERABLES</text:p>
      <text:p text:style-name="P32"><text:span text:style-name="T15">Problem Statement: 18 ottobre 2018</text:span></text:p>
      <text:p text:style-name="P18"><text:span text:style-name="T15">Requisiti e casi d’uso: </text:span><text:span text:style-name="T18">2</text:span><text:span text:style-name="T15"> </text:span><text:span text:style-name="T18">novembre</text:span><text:span text:style-name="T15"> 2018</text:span></text:p>
      <text:p text:style-name="P18"><text:span text:style-name="T15">Requirements Analysis Document: </text:span><text:span text:style-name="T18">15</text:span><text:span text:style-name="T15"> Novembre 2018</text:span></text:p>
      <text:p text:style-name="P18"><text:span text:style-name="T15">System Design Document: </text:span><text:span text:style-name="T18">6</text:span><text:span text:style-name="T15"> </text:span><text:span text:style-name="T18">dicembre</text:span><text:span text:style-name="T15"> 2018</text:span></text:p>
      <text:p text:style-name="P18"><text:span text:style-name="T15">Specifica delle interfacce dei moduli del sottosistema da implementare: </text:span><text:span text:style-name="T18">20</text:span><text:span text:style-name="T15"> dicembre 2018</text:span></text:p>
      <text:p text:style-name="P18"><text:span text:style-name="T15">Piano di test di sistema e specifica dei casi di test per il sottosistema da implementare: </text:span><text:span text:style-name="T18">22</text:span></text:p>
      <text:p text:style-name="P32"><text:span text:style-name="T15">dicembre 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font-independent-line-spacing="false">
        <style:tab-stops/>
      </style:paragraph-properties>
      <style:text-properties style:use-window-font-color="true" style:font-name="Calibri" fo:font-size="11pt" fo:language="it" fo:country="IT"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7cm" style:writing-mode="lr-tb"/>
      <style:text-properties style:use-window-font-color="true" style:font-name="Calibri" fo:font-size="11pt" fo:language="it" fo:country="IT"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Calibri2"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fo:font-size="11pt" style:font-name-asian="OpenSymbol" style:font-family-asian="OpenSymbol" style:font-size-asian="11pt" style:font-name-complex="OpenSymbol" style:font-family-complex="OpenSymbol" style:font-size-complex="11pt"/>
    </style:style>
    <style:style style:name="Numbering_20_Symbols" style:display-name="Numbering Symbols" style:family="text">
      <style:text-properties fo:font-size="14pt" fo:font-weight="normal" style:font-size-asian="14pt" style:font-weight-asian="normal" style:font-size-complex="14pt"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e"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e"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faele villani</meta:initial-creator>
    <meta:editing-cycles>35</meta:editing-cycles>
    <meta:creation-date>2018-10-11T08:23:00</meta:creation-date>
    <dc:date>2018-10-17T11:46:55.775000000</dc:date>
    <meta:editing-duration>PT4H13M43S</meta:editing-duration>
    <meta:generator>LibreOffice/5.4.6.2$Windows_X86_64 LibreOffice_project/4014ce260a04f1026ba855d3b8d91541c224eab8</meta:generator>
    <meta:document-statistic meta:table-count="0" meta:image-count="0" meta:object-count="0" meta:page-count="6" meta:paragraph-count="74" meta:word-count="1272" meta:character-count="8680" meta:non-whitespace-character-count="74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